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dce8" officeooo:paragraph-rsid="001edce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edce8" officeooo:paragraph-rsid="001edce8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fo:color="#bb0000" style:font-name="Arial" fo:font-size="10pt" fo:letter-spacing="normal" fo:font-style="normal" fo:font-weight="bold" officeooo:rsid="001edce8" officeooo:paragraph-rsid="001edce8" style:font-size-asian="12.25pt" style:font-weight-asian="bold" style:font-size-complex="14pt" style:font-weight-complex="bold"/>
    </style:style>
    <style:style style:name="P8" style:family="paragraph" style:parent-style-name="Preformatted_20_Text">
      <style:paragraph-properties fo:margin-left="1cm" fo:margin-right="1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/>
    </style:style>
    <style:style style:name="P9" style:family="paragraph" style:parent-style-name="Heading_20_1">
      <style:paragraph-properties fo:text-align="start" style:justify-single-word="false"/>
      <style:text-properties fo:font-size="14pt" fo:font-weight="bold" officeooo:rsid="001edce8" officeooo:paragraph-rsid="001edce8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42729" style:text-line-through-style="none" style:text-line-through-type="none" style:font-name="inherit" fo:font-size="18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5" style:family="text">
      <style:text-properties fo:font-variant="normal" fo:text-transform="none" fo:color="#242729" style:font-name="Arial1" fo:font-size="11.25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242729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</text:p>
      <text:p text:style-name="P1"/>
      <text:p text:style-name="P2">change the file permission </text:p>
      <text:p text:style-name="P2"/>
      <text:h text:style-name="P7" text:outline-level="2"><text:bookmark text:name="EXAMPLES"/>EXAMPLES</text:h>
      <text:p text:style-name="P8">chmod -w nowrite</text:p>
      <text:p text:style-name="P3"><text:span text:style-name="T1">makes file </text:span><text:span text:style-name="Teletype"><text:span text:style-name="T1">nowrite</text:span></text:span><text:span text:style-name="T1"> read-only.</text:span></text:p>
      <text:p text:style-name="P8">chmod +hrs sysfile</text:p>
      <text:p text:style-name="P3"><text:span text:style-name="T1">sets the hidden, read-only, and system attributes for </text:span><text:span text:style-name="Teletype"><text:span text:style-name="T1">sysfile</text:span></text:span><text:span text:style-name="T1">.</text:span></text:p>
      <text:p text:style-name="P8">chmod a=rwx file</text:p>
      <text:p text:style-name="P4">turns on read, write, and execute permissions, and turns off the hidden, archive, and system attributes. This is equivalent to</text:p>
      <text:p text:style-name="P8">chmod 0777 file</text:p>
      <text:p text:style-name="P4">On 7/2008R2/8/2012/10/2016, the command</text:p>
      <text:p text:style-name="P8">chmod -R +c d:/</text:p>
      <text:h text:style-name="P9" text:outline-level="1"><text:a xlink:type="simple" xlink:href="https://stackoverflow.com/questions/38604715/how-can-i-remove-jenkins-completely-from-linux" text:style-name="Internet_20_link" text:visited-style-name="Visited_20_Internet_20_Link"><text:span text:style-name="T2">How can I remove jenkins completely from linux</text:span></text:a></text:h>
      <text:p text:style-name="Text_20_body"><text:line-break/><text:span text:style-name="T4">If your jenkins is running as service instead of process you should stop it first using</text:span></text:p>
      <text:p text:style-name="P6"><text:span text:style-name="Source_20_Text"><text:span text:style-name="T3">sudo service jenkins stop</text:span></text:span></text:p>
      <text:p text:style-name="P5">After stopping it you can follow the normal flow of removing it using commands respective to your linux flavour</text:p>
      <text:p text:style-name="P5">For centos it will be</text:p>
      <text:p text:style-name="P6"><text:span text:style-name="Source_20_Text"><text:span text:style-name="T3">sudo yum remove jenkins</text:span></text:span></text:p>
      <text:p text:style-name="P5">For ubuntu it will</text:p>
      <text:p text:style-name="P6"><text:span text:style-name="Source_20_Text"><text:span text:style-name="T3">sudo apt-get remove --purge jenkins</text:span></text:span></text:p>
      <text:p text:style-name="Text_20_body"><text:line-break/><text:a xlink:type="simple" xlink:href="https://stackoverflow.com/questions/8639501/jenkins-could-not-run-git" text:style-name="Internet_20_link" text:visited-style-name="Visited_20_Internet_20_Link"><text:span text:style-name="T2">Jenkins could not run git</text:span></text:a></text:p>
      <text:p text:style-name="Text_20_body"><text:line-break/><text:span text:style-name="T4">The solution for me was to set the git path in the Manage Jenkins &gt; Configure System settings. In the Git section, I changed the </text:span><text:span text:style-name="Strong_20_Emphasis"><text:span text:style-name="T5">Path to Git executable</text:span></text:span><text:span text:style-name="T6"> </text:span><text:span text:style-name="T4">to </text:span><text:span text:style-name="Source_20_Text"><text:span text:style-name="T3">/usr/local/bin/git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3:14:14.410018163</meta:creation-date>
    <dc:date>2017-12-11T18:30:58.508022348</dc:date>
    <meta:editing-duration>PT2H2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61" meta:character-count="946" meta:non-whitespace-character-count="804"/>
  </office:meta>
</office:document-meta>
</file>